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2pt" fo:language="uk" fo:country="UA" fo:font-style="normal" style:text-underline-style="none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uk" fo:country="UA" fo:font-style="normal" style:text-underline-style="none" fo:font-weight="normal" fo:background-color="#ffff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4" style:family="paragraph" style:parent-style-name="Footnote">
      <style:paragraph-properties fo:line-height="150%"/>
    </style:style>
    <style:style style:name="P5" style:family="paragraph" style:parent-style-name="Footnote">
      <style:paragraph-properties fo:margin-left="0cm" fo:margin-right="0cm" fo:text-align="justify" style:justify-single-word="false" fo:text-indent="1cm" style:auto-text-indent="false"/>
      <style:text-properties fo:font-size="12pt" style:font-size-asian="12pt" style:font-size-complex="12pt"/>
    </style:style>
    <style:style style:name="T1" style:family="text">
      <style:text-properties fo:font-size="12pt" fo:language="uk" fo:country="UA" fo:font-style="normal" style:font-size-asian="12pt" style:font-style-asian="normal" style:font-size-complex="12pt" style:font-style-complex="normal"/>
    </style:style>
    <style:style style:name="T2" style:family="text">
      <style:text-properties fo:font-size="12pt" fo:language="uk" fo:country="UA" fo:font-style="italic" style:font-size-asian="12pt" style:font-style-asian="italic" style:font-size-complex="12pt" style:font-style-complex="italic"/>
    </style:style>
    <style:style style:name="T3" style:family="text">
      <style:text-properties fo:font-size="12pt" fo:language="uk" fo:country="UA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uk" fo:country="UA" fo:font-weight="normal" style:font-size-asian="12pt" style:font-weight-asian="normal" style:font-size-complex="12pt" style:font-style-complex="italic" style:font-weight-complex="normal"/>
    </style:style>
    <style:style style:name="T5" style:family="text"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color="#000000" fo:letter-spacing="0.014cm"/>
    </style:style>
    <style:style style:name="T9" style:family="text">
      <style:text-properties fo:color="#000000" fo:letter-spacing="0.014cm" fo:background-color="transparent"/>
    </style:style>
    <style:style style:name="T10" style:family="text">
      <style:text-properties fo:color="#000000" style:font-name="Times New Roman" fo:font-size="10pt" fo:letter-spacing="0.014cm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Times New Roman" fo:font-size="10pt" fo:letter-spacing="0.014cm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Times New Roman" fo:font-size="10pt" fo:letter-spacing="0.014cm" fo:language="ru" fo:country="RU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small-caps" fo:color="#000000" fo:letter-spacing="0.014cm"/>
    </style:style>
    <style:style style:name="T14" style:family="text">
      <style:text-properties fo:font-variant="small-caps" fo:color="#000000" fo:letter-spacing="0.014cm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ілософські поезії В. Стуса неможливо декодувати без знання світоглядного контексту його творчості. І лірику поета не слід сприймати спрощено, як художню ілюстрацію ідей екзистенціалізму чи української «філософії серця».<text:note text:id="ftn11" text:note-class="footnote"><text:note-citation>1</text:note-citation><text:note-body><text:p text:style-name="P4"><text:span text:style-name="T1">Бондаренко А.</text:span><text:span text:style-name="T2"> </text:span><text:span text:style-name="T3">Спроба аналізу</text:span><text:span text:style-name="T6"> </text:span><text:span text:style-name="T3">філософських творів</text:span><text:span text:style-name="T6"> </text:span><text:span text:style-name="T3">Василя Стуса // </text:span><text:span text:style-name="T4">„Дивослово”, № 8, 1998, С. 1</text:span></text:p></text:note-body></text:note></text:p>
      <text:p text:style-name="P1"/>
      <text:p text:style-name="P1">Екзистенціалізм приваблював В. Стуса ідеєю стоїцизму, пов'язаною з темою «закиненості» людини у світі, згубності соціуму для особистості: важким умовам існування людина може протиставити свої внутрішні сили, свій духовний потенціал. Так сходяться у двобої «біль—білий світ» і дух людини, керований самонаказом: «Стій і стій, допоки скону, допоки світу й сонця — стій і стій». Поет повною мірою зазнав і відчув, як суспільство нищить, нівелює людину, обмежує її свободу, і протистояв цьому нищенню активною життєвою позицією, високими морально-етичними переконаннями і творчістю, яка, за постулатами екзистенціалізму, дає можливість досягти справжньої свободи. Провідна тема у цій творчості — становлення душі, духу. Екзистенціалісти твердять, що духовність людини є майже єдиною її метою. В. Стус теж вважав, що людина «твориться, самонароджується», що у важких умовах існування вона знаходить власну сутність.<text:note text:id="ftn12" text:note-class="footnote"><text:note-citation>2</text:note-citation><text:note-body><text:p text:style-name="P4"><text:span text:style-name="T1">Бондаренко А.</text:span><text:span text:style-name="T2"> </text:span><text:span text:style-name="T3">Спроба аналізу</text:span><text:span text:style-name="T6"> </text:span><text:span text:style-name="T3">філософських творів</text:span><text:span text:style-name="T6"> </text:span><text:span text:style-name="T3">Василя Стуса // </text:span><text:span text:style-name="T4">„Дивослово”, № 8, 1998, С. 5</text:span></text:p></text:note-body></text:note></text:p>
      <text:p text:style-name="P1"/>
      <text:p text:style-name="P2"><text:span text:style-name="T8">У поезії Стуса весь час нашаровуються різні стани душі, які на перший погляд</text:span><text:span text:style-name="T13"> </text:span><text:span text:style-name="T8">заперечують, «стирають» один одного. Але ж ні, той попередній стан душі прочитується, як стертий текст у палімпсестах, зумовлюючи особливу природну глибину, багатовимірність тексту. З одного боку — нагнітання, злет, яріння, інтенсивне «вичерпання» тези, настрою, чуття («Ярій, душе...»), з другого — врівноваженість, мудра згармонізованість (радив мені в листі згармонізувати «набуване» й «віддаване»: «прекрасна, як на мене, гімнастика духу»). З одного боку, болісні мотиви «самопочезання», «супервідчай», щемкий зойк: «Як хочеться — вмерти!», з другого — постійний самозаклик «всепроривайся». З одного боку, мовби залізний, свідомо виховує в собі відпорність («будемо горді — в своєму горі, будемо тверді — в своїх злигоднях»). З другого — крізь усе пробивається нестерта ніжність, надтонкість у почуванні, добра </text:span><text:soft-page-break/><text:span text:style-name="T8">людяна зворушеність, а то й сльоза — у зверненні до матері, до рідних, до України, яка «собором дзвінким... написалась на мурах тюрми».</text:span><text:span text:style-name="T8"><text:note text:id="ftn29" text:note-class="footnote"><text:note-citation>3</text:note-citation><text:note-body><text:p text:style-name="Footnote"><text:s/><text:span text:style-name="T7">M. X. </text:span><text:span text:style-name="T5">Коцюбинська</text:span></text:p><text:p text:style-name="P3">НОВІТНІ ПАЛІМПСЕСТИ</text:p><text:p text:style-name="P3">(Кілька думок про феномен Василя Стуса) // „Філософська і соціологічна думка”, 1990, № 2. <text:span text:style-name="T10">— </text:span><text:span text:style-name="T11">C. </text:span><text:span text:style-name="T12">1</text:span></text:p><text:p text:style-name="P5"/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54S</meta:editing-duration>
    <meta:editing-cycles>5</meta:editing-cycles>
    <meta:generator>LibreOffice/3.5$Windows_x86 LibreOffice_project/dc9775d-05ecbee-0851ad3-1586698-727bf66</meta:generator>
    <dc:date>2003-01-08T15:44:27.42</dc:date>
    <meta:document-statistic meta:table-count="0" meta:image-count="0" meta:object-count="0" meta:page-count="2" meta:paragraph-count="8" meta:word-count="352" meta:character-count="2479" meta:non-whitespace-character-count="2137"/>
    <meta:user-defined meta:name="Info 1"/>
    <meta:user-defined meta:name="Info 2"/>
    <meta:user-defined meta:name="Info 3"/>
    <meta:user-defined meta:name="Info 4"/>
  </office:meta>
</office:document-meta>
</file>